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0"/>
  <manifest:file-entry manifest:media-type="" manifest:full-path="ObjectReplacements/Object 3"/>
  <manifest:file-entry manifest:media-type="" manifest:full-path="ObjectReplacements/Object 11"/>
  <manifest:file-entry manifest:media-type="application/x-openoffice-gdimetafile;windows_formatname=&quot;GDIMetaFile&quot;" manifest:full-path="ObjectReplacements/Object 4"/>
  <manifest:file-entry manifest:media-type="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" manifest:full-path="ObjectReplacements/Object 6"/>
  <manifest:file-entry manifest:media-type="application/x-openoffice-gdimetafile;windows_formatname=&quot;GDIMetaFile&quot;" manifest:full-path="ObjectReplacements/Object 14"/>
  <manifest:file-entry manifest:media-type="" manifest:full-path="ObjectReplacements/Object 7"/>
  <manifest:file-entry manifest:media-type="" manifest:full-path="ObjectReplacements/Object 15"/>
  <manifest:file-entry manifest:media-type="" manifest:full-path="ObjectReplacements/Object 40"/>
  <manifest:file-entry manifest:media-type="" manifest:full-path="ObjectReplacements/Object 8"/>
  <manifest:file-entry manifest:media-type="" manifest:full-path="ObjectReplacements/Object 16"/>
  <manifest:file-entry manifest:media-type="application/x-openoffice-gdimetafile;windows_formatname=&quot;GDIMetaFile&quot;" manifest:full-path="ObjectReplacements/Object 9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6181in" table:align="margins"/>
    </style:style>
    <style:style style:name="Table1.A" style:family="table-column">
      <style:table-column-properties style:column-width="3.80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6181in" table:align="margins"/>
    </style:style>
    <style:style style:name="Table2.A" style:family="table-column">
      <style:table-column-properties style:column-width="3.809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 style:list-style-name="L18">
      <style:text-properties fo:font-weight="bold" style:font-weight-asian="bold" style:font-weight-complex="bold"/>
    </style:style>
    <style:style style:name="P3" style:family="paragraph" style:parent-style-name="mark" style:list-style-name="L19">
      <style:text-properties fo:font-weight="bold" style:font-weight-asian="bold" style:font-weight-complex="bold"/>
    </style:style>
    <style:style style:name="P4" style:family="paragraph" style:parent-style-name="mark" style:list-style-name="L19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variant="normal" fo:text-transform="none" fo:color="#000000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0 </text:span><text:span text:style-name="T3"><text:tab/>Якщо </text:span><text:span text:style-name="T3"><draw:frame draw:style-name="fr1" draw:name="Object1" text:anchor-type="as-char" svg:y="-0.202in" svg:width="1.1646in" svg:height="0.397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text:span text:style-name="T3"><draw:frame draw:style-name="fr1" draw:name="Object2" text:anchor-type="as-char" svg:y="-0.2035in" svg:width="1.1465in" svg:height="0.3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, то:</text:span></text:p>
      <text:p text:style-name="P1"><text:span text:style-name="T4">Сума: </text:span><text:span text:style-name="T2"><draw:frame draw:style-name="fr1" draw:name="Object3" text:anchor-type="as-char" svg:y="-0.202in" svg:width="2.228in" svg:height="0.397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4">Добуток</text:span><text:span text:style-name="T2">: </text:span><text:span text:style-name="T2"><draw:frame draw:style-name="fr1" draw:name="Object4" text:anchor-type="as-char" svg:y="-0.2035in" svg:width="1.9339in" svg:height="0.39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"><text:span text:style-name="T4">Частка</text:span><text:span text:style-name="T2">: </text:span><text:span text:style-name="T2"><draw:frame draw:style-name="fr1" draw:name="Object5" text:anchor-type="as-char" svg:y="-0.3752in" svg:width="1.4098in" svg:height="0.623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, якщо </text:span><text:span text:style-name="T2"><draw:frame draw:style-name="fr1" draw:name="Object6" text:anchor-type="as-char" svg:y="-0.198in" svg:width="0.4602in" svg:height="0.245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і </text:span><text:span text:style-name="T2"><draw:frame draw:style-name="fr1" draw:name="Object7" text:anchor-type="as-char" svg:y="-0.202in" svg:width="0.7484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в </text:span><text:span text:style-name="T2"><draw:frame draw:style-name="fr1" draw:name="Object8" text:anchor-type="as-char" svg:y="-0.1665in" svg:width="0.1161in" svg:height="0.179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-околі точки а</text:span></text:p>
      <text:p text:style-name="P1"><text:span text:style-name="T4">У нерівностях для функцій</text:span><text:span text:style-name="T2">: якщо </text:span><text:span text:style-name="T2"><draw:frame draw:style-name="fr1" draw:name="Object9" text:anchor-type="as-char" svg:y="-0.198in" svg:width="2.1016in" svg:height="0.3925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та </text:span><text:span text:style-name="T2"><draw:frame draw:style-name="fr1" draw:name="Object10" text:anchor-type="as-char" svg:y="-0.198in" svg:width="1.0374in" svg:height="0.327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то </text:span><text:span text:style-name="T2"><draw:frame draw:style-name="fr1" draw:name="Object11" text:anchor-type="as-char" svg:y="-0.198in" svg:width="0.4681in" svg:height="0.245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2">Невизначеності: </text:span></text:p>
      <text:list xml:id="list549350422" text:style-name="L18">
        <text:list-item>
          <text:p text:style-name="P2"><text:span text:style-name="T2"><draw:frame draw:style-name="fr1" draw:name="Object12" text:anchor-type="as-char" svg:y="-0.3252in" svg:width="0.161in" svg:height="0.524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draw:frame draw:style-name="fr1" draw:name="Object13" text:anchor-type="as-char" svg:y="-0.3528in" svg:width="0.7437in" svg:height="0.578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=&gt; Лопіталь </text:span><text:span text:style-name="T2"><draw:frame draw:style-name="fr1" draw:name="Object14" text:anchor-type="as-char" svg:y="-0.3252in" svg:width="0.8402in" svg:height="0.5244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    <text:list>
            <text:list-item>
              <text:p text:style-name="P2"><text:span text:style-name="T2">раціональні вирази, чисельник і знаменник мають границю, рівну 0 =&gt; ділимо їх на (x-a), якщо треба – повторюємо</text:span></text:p>
            </text:list-item>
            <text:list-item>
              <text:p text:style-name="P2"><text:span text:style-name="T2">ірраціональні виразу:</text:span></text:p>
              <text:list>
                <text:list-item>
                  <text:p text:style-name="P2"><text:span text:style-name="T2">вводимо нову змінну</text:span></text:p>
                </text:list-item>
                <text:list-item>
                  <text:p text:style-name="P2"><text:span text:style-name="T2">переносимо ірраціональність з чисельника у знаменник або навпаки</text:span></text:p>
                </text:list-item>
              </text:list>
            </text:list-item>
            <text:list-item>
              <text:p text:style-name="P2"><text:span text:style-name="T2">тригонометрія – перетворення</text:span></text:p>
            </text:list-item>
          </text:list>
        </text:list-item>
        <text:list-item>
          <text:p text:style-name="P2"><text:span text:style-name="T2"><draw:frame draw:style-name="fr1" draw:name="Object15" text:anchor-type="as-char" svg:y="-0.1929in" svg:width="0.2134in" svg:height="0.259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- треба поділити знаменник і чисельник на найвищий степінь х</text:span></text:p>
        </text:list-item>
        <text:list-item>
          <text:p text:style-name="P2"><text:span text:style-name="T2"><draw:frame draw:style-name="fr1" draw:name="Object16" text:anchor-type="as-char" svg:y="-0.198in" svg:width="0.4717in" svg:height="0.2457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, </text:span><text:span text:style-name="T2"><draw:frame draw:style-name="fr1" draw:name="Object17" text:anchor-type="as-char" svg:y="-0.1134in" svg:width="0.5228in" svg:height="0.1134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">- зводиться до попередніх невизначеностей</text:span></text:p>
        </text:list-item>
        <text:list-item>
          <text:p text:style-name="P2"><text:span text:style-name="T2"><draw:frame draw:style-name="fr1" draw:name="Object18" text:anchor-type="as-char" svg:y="-0.198in" svg:width="0.2453in" svg:height="0.2457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- за допомогою другої визначної границі</text:span></text:p>
          <text:list>
            <text:list-item>
              <text:p text:style-name="P2"><text:span text:style-name="T2"><draw:frame draw:style-name="fr1" draw:name="Object19" text:anchor-type="as-char" svg:y="-0.3634in" svg:width="1.4256in" svg:height="0.5618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">2.</text:span><text:span text:style-name="T2"><draw:frame draw:style-name="fr1" draw:name="Object20" text:anchor-type="as-char" svg:y="-0.4862in" svg:width="1.3244in" svg:height="0.681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      </text:list-item>
          </text:list>
        </text:list-item>
      </text:list>
      <text:p text:style-name="P1"><text:span text:style-name="T2">Якщо для двох функцій </text:span><text:span text:style-name="T2"><draw:frame draw:style-name="fr1" draw:name="Object22" text:anchor-type="as-char" svg:y="-0.202in" svg:width="0.4752in" svg:height="0.2661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"> та </text:span><text:span text:style-name="T2"><draw:frame draw:style-name="fr1" draw:name="Object21" text:anchor-type="as-char" svg:y="-0.202in" svg:width="0.4535in" svg:height="0.266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">існує така константа </text:span><text:span text:style-name="T2"><draw:frame draw:style-name="fr1" draw:name="Object23" text:anchor-type="as-char" svg:y="-0.198in" svg:width="0.4154in" svg:height="0.2457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що в деякому околі точки </text:span><text:span text:style-name="T2"><draw:frame draw:style-name="fr1" draw:name="Object24" text:anchor-type="as-char" svg:y="-0.198in" svg:width="0.2209in" svg:height="0.3272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виконується: </text:span><text:span text:style-name="T2"><draw:frame draw:style-name="fr1" draw:name="Object25" text:anchor-type="as-char" svg:y="-0.2035in" svg:width="2.8236in" svg:height="0.3327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то кажуть, що </text:span><text:span text:style-name="T2"><draw:frame draw:style-name="fr1" draw:name="Object26" text:anchor-type="as-char" svg:y="-0.202in" svg:width="0.4752in" svg:height="0.266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обмежена порівняно з </text:span><text:span text:style-name="T2"><draw:frame draw:style-name="fr1" draw:name="Object27" text:anchor-type="as-char" svg:y="-0.202in" svg:width="0.4535in" svg:height="0.266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в деякому околі точки </text:span><text:span text:style-name="T2"><draw:frame draw:style-name="fr1" draw:name="Object28" text:anchor-type="as-char" svg:y="-0.198in" svg:width="0.2209in" svg:height="0.327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: </text:span><text:span text:style-name="T2"><draw:frame draw:style-name="fr1" draw:name="Object29" text:anchor-type="as-char" svg:y="-0.202in" svg:width="1.4528in" svg:height="0.2661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213693106" text:style-name="L19">
              <text:list-item>
                <text:p text:style-name="P3"><text:span text:style-name="T2"><draw:frame draw:style-name="fr1" draw:name="Object30" text:anchor-type="as-char" svg:y="-0.202in" svg:width="1.9535in" svg:height="0.2661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        </text:list-item>
              <text:list-item>
                <text:p text:style-name="P3"><text:span text:style-name="T2"><draw:frame draw:style-name="fr1" draw:name="Object31" text:anchor-type="as-char" svg:y="-0.202in" svg:width="2.8193in" svg:height="0.2661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        </text:list-item>
              <text:list-item>
                <text:p text:style-name="P4"><text:span text:style-name="T5"><draw:frame draw:style-name="fr1" draw:name="Object32" text:anchor-type="as-char" svg:y="-0.2035in" svg:width="2.6417in" svg:height="0.2665in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        </text:list-item>
            </text:list>
          </table:table-cell>
          <table:table-cell table:style-name="Table1.B1" office:value-type="string">
            <text:p text:style-name="P5">4) <draw:frame draw:style-name="fr1" draw:name="Object33" text:anchor-type="as-char" svg:y="-0.2035in" svg:width="2.172in" svg:height="0.2665in" draw:z-index="32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5">5) Якщо f ~ g =&gt; O(f(x)) = O(g(x))</text:p>
          </table:table-cell>
        </table:table-row>
      </table:table>
      <text:p text:style-name="P1"><text:span text:style-name="T2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sin x ~ x</text:p>
            <text:p text:style-name="P5">arcsin x ~ x</text:p>
            <text:p text:style-name="P5">tg x ~ x</text:p>
            <text:p text:style-name="P5">arctg x ~ x</text:p>
            <text:p text:style-name="P5"><draw:frame draw:style-name="fr1" draw:name="Object34" text:anchor-type="as-char" svg:y="-0.2626in" svg:width="0.2126in" svg:height="0.3102in" draw:z-index="33"><draw:object xlink:href="./Object 34" xlink:type="simple" xlink:show="embed" xlink:actuate="onLoad"/><draw:image xlink:href="./ObjectReplacements/Object 34" xlink:type="simple" xlink:show="embed" xlink:actuate="onLoad"/></draw:frame> – 1 ~ x</text:p>
            <text:p text:style-name="P5">ln(1+x) ~ x</text:p>
          </table:table-cell>
          <table:table-cell table:style-name="Table2.B1" office:value-type="string">
            <text:p text:style-name="P5">1 – cos x ~ <draw:frame draw:style-name="fr1" draw:name="Object35" text:anchor-type="as-char" svg:y="-0.3898in" svg:width="0.2665in" svg:height="0.589in" draw:z-index="34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5"><draw:frame draw:style-name="fr1" draw:name="Object36" text:anchor-type="as-char" svg:y="-0.2626in" svg:width="0.5146in" svg:height="0.3102in" draw:z-index="35"><draw:object xlink:href="./Object 36" xlink:type="simple" xlink:show="embed" xlink:actuate="onLoad"/><draw:image xlink:href="./ObjectReplacements/Object 36" xlink:type="simple" xlink:show="embed" xlink:actuate="onLoad"/></draw:frame> ~ x ln a</text:p>
            <text:p text:style-name="P5"><draw:frame draw:style-name="fr1" draw:name="Object38" text:anchor-type="as-char" svg:y="-0.202in" svg:width="0.9646in" svg:height="0.3319in" draw:z-index="37"><draw:object xlink:href="./Object 38" xlink:type="simple" xlink:show="embed" xlink:actuate="onLoad"/><draw:image xlink:href="./ObjectReplacements/Object 38" xlink:type="simple" xlink:show="embed" xlink:actuate="onLoad"/></draw:frame> ~ <draw:frame draw:style-name="fr1" draw:name="Object37" text:anchor-type="as-char" svg:y="-0.198in" svg:width="0.6744in" svg:height="0.3272in" draw:z-index="36"><draw:object xlink:href="./Object 37" xlink:type="simple" xlink:show="embed" xlink:actuate="onLoad"/><draw:image xlink:href="./ObjectReplacements/Object 37" xlink:type="simple" xlink:show="embed" xlink:actuate="onLoad"/></draw:frame></text:p>
            <text:p text:style-name="P5"><draw:frame draw:style-name="fr1" draw:name="Object39" text:anchor-type="as-char" svg:y="-0.202in" svg:width="0.9457in" svg:height="0.2661in" draw:z-index="38"><draw:object xlink:href="./Object 39" xlink:type="simple" xlink:show="embed" xlink:actuate="onLoad"/><draw:image xlink:href="./ObjectReplacements/Object 39" xlink:type="simple" xlink:show="embed" xlink:actuate="onLoad"/></draw:frame> ~ <draw:frame draw:style-name="fr1" draw:name="Object40" text:anchor-type="as-char" svg:y="-0.198in" svg:width="0.2839in" svg:height="0.2535in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1:09:37</dc:date>
    <dc:creator>axel </dc:creator>
    <meta:editing-duration>PT4H43M14S</meta:editing-duration>
    <meta:editing-cycles>18</meta:editing-cycles>
    <meta:document-statistic meta:table-count="2" meta:image-count="0" meta:object-count="40" meta:page-count="1" meta:paragraph-count="32" meta:word-count="166" meta:character-count="445" meta:non-whitespace-character-count="676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stretchy="false">(</mo>
          <mrow>
            <mi>x</mi>
          </mrow>
          <mo stretchy="false">)</mo>
        </mrow>
        <mo stretchy="false">=</mo>
        <mi>A</mi>
      </mrow>
    </mrow>
    <annotation encoding="StarMath 5.0">lim from {x rightarrow a} f(x) = A</annotation>
  </semantics>
</math>
</file>

<file path=Object 10/content.xml><?xml version="1.0" encoding="utf-8"?>
<math xmlns="http://www.w3.org/1998/Math/MathML">
  <semantics>
    <mrow>
      <mo stretchy="false">∀</mo>
      <mi>n</mi>
      <mi mathvariant="normal">:</mi>
      <mrow>
        <msub>
          <mi>a</mi>
          <mi>n</mi>
        </msub>
        <mo stretchy="false">&gt;</mo>
        <msub>
          <mi>b</mi>
          <mi>n</mi>
        </msub>
      </mrow>
    </mrow>
    <annotation encoding="StarMath 5.0">forall n: a_n &gt; b_n</annotation>
  </semantics>
</math>
</file>

<file path=Object 11/content.xml><?xml version="1.0" encoding="utf-8"?>
<math xmlns="http://www.w3.org/1998/Math/MathML">
  <semantics>
    <mrow>
      <mrow>
        <mi>A</mi>
        <mo stretchy="false">&gt;</mo>
        <mi>B</mi>
      </mrow>
    </mrow>
    <annotation encoding="StarMath 5.0">A &gt; B</annotation>
  </semantics>
</math>
</file>

<file path=Object 12/content.xml><?xml version="1.0" encoding="utf-8"?>
<math xmlns="http://www.w3.org/1998/Math/MathML">
  <semantics>
    <mrow>
      <mfrac>
        <mrow>
          <mn>0</mn>
        </mrow>
        <mrow>
          <mn>0</mn>
        </mrow>
      </mfrac>
    </mrow>
    <annotation encoding="StarMath 5.0">{0} over {0}</annotation>
  </semantics>
</math>
</file>

<file path=Object 13/content.xml><?xml version="1.0" encoding="utf-8"?>
<math xmlns="http://www.w3.org/1998/Math/MathML">
  <semantics>
    <mrow>
      <mfenced open="(" close=")">
        <mrow>
          <mfrac>
            <mrow>
              <mi mathvariant="italic">н.м.ф</mi>
            </mrow>
            <mrow>
              <mi mathvariant="italic">н.м.ф</mi>
            </mrow>
          </mfrac>
        </mrow>
      </mfenced>
    </mrow>
    <annotation encoding="StarMath 5.0">left({н.м.ф} over {н.м.ф}right)</annotation>
  </semantics>
</math>
</file>

<file path=Object 14/content.xml><?xml version="1.0" encoding="utf-8"?>
<math xmlns="http://www.w3.org/1998/Math/MathML">
  <semantics>
    <mrow>
      <mrow>
        <mrow>
          <mi>lim</mi>
          <mrow/>
        </mrow>
        <mo stretchy="false">=</mo>
        <mfrac>
          <mrow>
            <mi>f</mi>
            <mi>'</mi>
          </mrow>
          <mrow>
            <mi>g</mi>
            <mi>'</mi>
          </mrow>
        </mfrac>
      </mrow>
    </mrow>
    <annotation encoding="StarMath 5.0">lim{} = {f'} over {g'}</annotation>
  </semantics>
</math>
</file>

<file path=Object 15/content.xml><?xml version="1.0" encoding="utf-8"?>
<math xmlns="http://www.w3.org/1998/Math/MathML">
  <semantics>
    <mrow>
      <mfrac>
        <mrow>
          <mo stretchy="false">∞</mo>
        </mrow>
        <mrow>
          <mo stretchy="false">∞</mo>
        </mrow>
      </mfrac>
    </mrow>
    <annotation encoding="StarMath 5.0">{infinity} over {infinity}</annotation>
  </semantics>
</math>
</file>

<file path=Object 16/content.xml><?xml version="1.0" encoding="utf-8"?>
<math xmlns="http://www.w3.org/1998/Math/MathML">
  <semantics>
    <mrow>
      <mrow>
        <mn>0</mn>
        <mo stretchy="false">×</mo>
        <mo stretchy="false">∞</mo>
      </mrow>
    </mrow>
    <annotation encoding="StarMath 5.0">0 times infinity</annotation>
  </semantics>
</math>
</file>

<file path=Object 17/content.xml><?xml version="1.0" encoding="utf-8"?>
<math xmlns="http://www.w3.org/1998/Math/MathML">
  <semantics>
    <mrow>
      <mrow>
        <mo stretchy="false">∞</mo>
        <mo stretchy="false">−</mo>
        <mo stretchy="false">∞</mo>
      </mrow>
    </mrow>
    <annotation encoding="StarMath 5.0">infinity - infinity</annotation>
  </semantics>
</math>
</file>

<file path=Object 18/content.xml><?xml version="1.0" encoding="utf-8"?>
<math xmlns="http://www.w3.org/1998/Math/MathML">
  <semantics>
    <mrow>
      <msup>
        <mn>1</mn>
        <mo stretchy="false">∞</mo>
      </msup>
    </mrow>
    <annotation encoding="StarMath 5.0">1^infinity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±</mo>
                <mo stretchy="false">∞</mo>
              </mrow>
            </mrow>
          </munder>
          <msup>
            <mrow>
              <mo stretchy="false">(</mo>
              <mrow>
                <mrow>
                  <mn>1</mn>
                  <mo stretchy="false">+</mo>
                  <mfrac>
                    <mrow>
                      <mn>1</mn>
                    </mrow>
                    <mrow>
                      <mi>x</mi>
                    </mrow>
                  </mfrac>
                </mrow>
              </mrow>
              <mo stretchy="false">)</mo>
            </mrow>
            <mi>x</mi>
          </msup>
        </mrow>
        <mo stretchy="false">=</mo>
        <mi>e</mi>
      </mrow>
    </mrow>
    <annotation encoding="StarMath 5.0">lim from {x rightarrow plusminus infinity} (1 + {1} over {x}) ^ x = e</annotation>
  </semantics>
</math>
</file>

<file path=Object 2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i>g</mi>
      </mrow>
      <mrow>
        <mrow>
          <mo stretchy="false">(</mo>
          <mrow>
            <mi>x</mi>
          </mrow>
          <mo stretchy="false">)</mo>
        </mrow>
        <mo stretchy="false">=</mo>
        <mi>B</mi>
      </mrow>
    </mrow>
    <annotation encoding="StarMath 5.0">lim from {x rightarrow a} g(x) = B</annotation>
  </semantics>
</math>
</file>

<file path=Object 20/content.xml><?xml version="1.0" encoding="utf-8"?>
<math xmlns="http://www.w3.org/1998/Math/MathML">
  <semantics>
    <mrow>
      <mrow>
        <mrow>
          <munder>
            <mi>lim</mi>
            <mrow>
              <mi>a</mi>
              <mo stretchy="false">→</mo>
              <mn>0</mn>
            </mrow>
          </munder>
          <msup>
            <mrow>
              <mo stretchy="false">(</mo>
              <mrow>
                <mrow>
                  <mn>1</mn>
                  <mo stretchy="false">+</mo>
                  <mi>a</mi>
                </mrow>
              </mrow>
              <mo stretchy="false">)</mo>
            </mrow>
            <mrow>
              <mfrac>
                <mrow>
                  <mn>1</mn>
                </mrow>
                <mrow>
                  <mi>a</mi>
                </mrow>
              </mfrac>
            </mrow>
          </msup>
        </mrow>
        <mo stretchy="false">=</mo>
        <mi>e</mi>
      </mrow>
    </mrow>
    <annotation encoding="StarMath 5.0">lim from {a rightarrow 0} (1 + a) ^ {{1} over {a}} = e</annotation>
  </semantics>
</math>
</file>

<file path=Object 21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2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3/content.xml><?xml version="1.0" encoding="utf-8"?>
<math xmlns="http://www.w3.org/1998/Math/MathML">
  <semantics>
    <mrow>
      <mrow>
        <mi>L</mi>
        <mo stretchy="false">&gt;</mo>
        <mn>0</mn>
      </mrow>
    </mrow>
    <annotation encoding="StarMath 5.0">L &gt; 0</annotation>
  </semantics>
</math>
</file>

<file path=Object 24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5/content.xml><?xml version="1.0" encoding="utf-8"?>
<math xmlns="http://www.w3.org/1998/Math/MathML">
  <semantics>
    <mrow>
      <mrow>
        <mfenced open="∣" close="∣">
          <mrow>
            <mi>f</mi>
            <mrow>
              <mo stretchy="false">(</mo>
              <mrow>
                <mi>x</mi>
              </mrow>
              <mo stretchy="false">)</mo>
            </mrow>
          </mrow>
        </mfenced>
        <mo stretchy="false">≤</mo>
        <mi>L</mi>
      </mrow>
      <mfenced open="∣" close="∣">
        <mrow>
          <mi>g</mi>
          <mrow>
            <mo stretchy="false">(</mo>
            <mrow>
              <mi>x</mi>
            </mrow>
            <mo stretchy="false">)</mo>
          </mrow>
        </mrow>
      </mfenced>
      <mi>,</mi>
      <mo stretchy="false">∀</mo>
      <mrow>
        <mi>x</mi>
        <mo stretchy="false">∈</mo>
        <mi>O</mi>
      </mrow>
      <mrow>
        <mo stretchy="false">(</mo>
        <mrow>
          <msub>
            <mi>x</mi>
            <mn>0,</mn>
          </msub>
          <mo stretchy="false">δ</mo>
        </mrow>
        <mo stretchy="false">)</mo>
      </mrow>
    </mrow>
    <annotation encoding="StarMath 5.0">abs{f(x)} &lt;= L abs{g(x)}, forall x in O(x_0, %delta)</annotation>
  </semantics>
</math>
</file>

<file path=Object 2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7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28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(x) = O(g(x))</annotation>
  </semantics>
</math>
</file>

<file path=Object 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row>
          <mi>A</mi>
          <mo stretchy="false">+</mo>
          <mi>B</mi>
        </mrow>
      </mrow>
    </mrow>
    <annotation encoding="StarMath 5.0">lim from{x rightarrow a}(f(x) + g(x)) = A+B</annotation>
  </semantics>
</math>
</file>

<file path=Object 30/content.xml><?xml version="1.0" encoding="utf-8"?>
<math xmlns="http://www.w3.org/1998/Math/MathML">
  <semantics>
    <mrow>
      <mi>O</mi>
      <mrow>
        <mrow>
          <mo stretchy="false">(</mo>
          <mrow>
            <mi>c</mi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O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O (c f(x)) = O(f(x))</annotation>
  </semantics>
</math>
</file>

<file path=Object 31/content.xml><?xml version="1.0" encoding="utf-8"?>
<math xmlns="http://www.w3.org/1998/Math/MathML">
  <semantics>
    <mrow>
      <mi>O</mi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±</mo>
        <mi>O</mi>
      </mrow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O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O(f(x)) plusminus O(f(x)) = O(f(x))</annotation>
  </semantics>
</math>
</file>

<file path=Object 32/content.xml><?xml version="1.0" encoding="utf-8"?>
<math xmlns="http://www.w3.org/1998/Math/MathML">
  <semantics>
    <mrow>
      <mi>O</mi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  <mi>O</mi>
      <mrow>
        <mrow>
          <mo stretchy="false">(</mo>
          <mrow>
            <mi>g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O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O(f(x)) O(g(x)) = O(f(x))</annotation>
  </semantics>
</math>
</file>

<file path=Object 33/content.xml><?xml version="1.0" encoding="utf-8"?>
<math xmlns="http://www.w3.org/1998/Math/MathML">
  <semantics>
    <mrow>
      <mi>O</mi>
      <mrow>
        <mrow>
          <mo stretchy="false">(</mo>
          <mrow>
            <mi>O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i>O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O (O(f(x))) = O(f(x))</annotation>
  </semantics>
</math>
</file>

<file path=Object 34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5/content.xml><?xml version="1.0" encoding="utf-8"?>
<math xmlns="http://www.w3.org/1998/Math/MathML">
  <semantics>
    <mrow>
      <mfrac>
        <mrow>
          <msup>
            <mi>x</mi>
            <mn>2</mn>
          </msup>
        </mrow>
        <mrow>
          <mn>2</mn>
        </mrow>
      </mfrac>
    </mrow>
    <annotation encoding="StarMath 5.0">{x^2} over {2}</annotation>
  </semantics>
</math>
</file>

<file path=Object 36/content.xml><?xml version="1.0" encoding="utf-8"?>
<math xmlns="http://www.w3.org/1998/Math/MathML">
  <semantics>
    <mrow>
      <msup>
        <mi>a</mi>
        <mi>x</mi>
      </msup>
      <mi>–</mi>
      <mn>1</mn>
    </mrow>
    <annotation encoding="StarMath 5.0">a^x – 1</annotation>
  </semantics>
</math>
</file>

<file path=Object 37/content.xml><?xml version="1.0" encoding="utf-8"?>
<math xmlns="http://www.w3.org/1998/Math/MathML">
  <semantics>
    <mrow>
      <mi>x</mi>
      <msub>
        <mi>log</mi>
        <mi>a</mi>
      </msub>
      <mi>e</mi>
    </mrow>
    <annotation encoding="StarMath 5.0">x log_a e</annotation>
  </semantics>
</math>
</file>

<file path=Object 38/content.xml><?xml version="1.0" encoding="utf-8"?>
<math xmlns="http://www.w3.org/1998/Math/MathML">
  <semantics>
    <mrow>
      <msub>
        <mi>log</mi>
        <mi>a</mi>
      </msub>
      <mrow>
        <mo stretchy="false">(</mo>
        <mrow>
          <mrow>
            <mn>1</mn>
            <mo stretchy="false">+</mo>
            <mi>x</mi>
          </mrow>
        </mrow>
        <mo stretchy="false">)</mo>
      </mrow>
    </mrow>
    <annotation encoding="StarMath 5.0">log_a (1+x)</annotation>
  </semantics>
</math>
</file>

<file path=Object 39/content.xml><?xml version="1.0" encoding="utf-8"?>
<math xmlns="http://www.w3.org/1998/Math/MathML">
  <semantics>
    <mrow>
      <msup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row>
          <mo stretchy="false">μ</mo>
        </mrow>
      </msup>
      <mi>–</mi>
      <mn>1</mn>
    </mrow>
    <annotation encoding="StarMath 5.0">(1+x)^{%mu} – 1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o stretchy="false">(</mo>
            <mrow>
              <mi>f</mi>
              <mrow>
                <mo stretchy="false">(</mo>
                <mrow>
                  <mi>x</mi>
                </mrow>
                <mo stretchy="false">)</mo>
              </mrow>
              <mi>g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i mathvariant="italic">AB</mi>
      </mrow>
    </mrow>
    <annotation encoding="StarMath 5.0">lim from{x rightarrow a}(f(x) g(x)) = AB</annotation>
  </semantics>
</math>
</file>

<file path=Object 40/content.xml><?xml version="1.0" encoding="utf-8"?>
<math xmlns="http://www.w3.org/1998/Math/MathML">
  <semantics>
    <mrow>
      <mo stretchy="false">μ</mo>
      <mi>x</mi>
    </mrow>
    <annotation encoding="StarMath 5.0">%mu 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fenced open="(" close=")">
            <mrow>
              <mfrac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</mrow>
          </mfenced>
        </mrow>
        <mo stretchy="false">=</mo>
        <mfrac>
          <mrow>
            <mi>A</mi>
          </mrow>
          <mrow>
            <mi>B</mi>
          </mrow>
        </mfrac>
      </mrow>
    </mrow>
    <annotation encoding="StarMath 5.0">lim from{x rightarrow a} left({f(x)} over {g(x)} right) = {A} over {B}</annotation>
  </semantics>
</math>
</file>

<file path=Object 6/content.xml><?xml version="1.0" encoding="utf-8"?>
<math xmlns="http://www.w3.org/1998/Math/MathML">
  <semantics>
    <mrow>
      <mrow>
        <mi>B</mi>
        <mo stretchy="false">≠</mo>
        <mn>0</mn>
      </mrow>
    </mrow>
    <annotation encoding="StarMath 5.0">B &lt;&gt; 0</annotation>
  </semantics>
</math>
</file>

<file path=Object 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≠</mo>
        <mn>0</mn>
      </mrow>
    </mrow>
    <annotation encoding="StarMath 5.0">g(x)&lt;&gt;0</annotation>
  </semantics>
</math>
</file>

<file path=Object 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9/content.xml><?xml version="1.0" encoding="utf-8"?>
<math xmlns="http://www.w3.org/1998/Math/MathML">
  <semantics>
    <mrow>
      <mo stretchy="false">∃</mo>
      <mrow>
        <mrow>
          <munder>
            <mi>lim</mi>
            <mrow>
              <mi>n</mi>
              <mo stretchy="false">→</mo>
              <mo stretchy="false">∞</mo>
            </mrow>
          </munder>
          <msub>
            <mi>a</mi>
            <mi>n</mi>
          </msub>
        </mrow>
        <mo stretchy="false">=</mo>
        <mi>A</mi>
      </mrow>
      <mi>,</mi>
      <mrow>
        <mrow>
          <munder>
            <mi>lim</mi>
            <mrow>
              <mi>n</mi>
              <mo stretchy="false">→</mo>
              <mo stretchy="false">∞</mo>
            </mrow>
          </munder>
          <msub>
            <mi>b</mi>
            <mi>n</mi>
          </msub>
        </mrow>
        <mo stretchy="false">=</mo>
        <mi>B</mi>
      </mrow>
    </mrow>
    <annotation encoding="StarMath 5.0">exists lim from {n rightarrow infinity} a_n = A, lim from {n rightarrow infinity} b_n = B</annotation>
  </semantics>
</math>
</file>